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a6e" officeooo:paragraph-rsid="001dfa6e"/>
    </style:style>
    <style:style style:name="P2" style:family="paragraph" style:parent-style-name="Standard">
      <style:text-properties officeooo:rsid="001e104e" officeooo:paragraph-rsid="001e104e"/>
    </style:style>
    <style:style style:name="P3" style:family="paragraph" style:parent-style-name="Standard">
      <style:text-properties officeooo:rsid="001e104e" officeooo:paragraph-rsid="001f415a"/>
    </style:style>
    <style:style style:name="P4" style:family="paragraph" style:parent-style-name="Standard">
      <style:text-properties officeooo:rsid="001f415a" officeooo:paragraph-rsid="001f415a"/>
    </style:style>
    <style:style style:name="P5" style:family="paragraph" style:parent-style-name="Standard">
      <style:text-properties officeooo:rsid="001f7443" officeooo:paragraph-rsid="001f7443"/>
    </style:style>
    <style:style style:name="P6" style:family="paragraph" style:parent-style-name="Standard">
      <style:text-properties officeooo:rsid="00213148" officeooo:paragraph-rsid="00213148"/>
    </style:style>
    <style:style style:name="P7" style:family="paragraph" style:parent-style-name="Standard">
      <style:text-properties officeooo:rsid="0021c339" officeooo:paragraph-rsid="0021c339"/>
    </style:style>
    <style:style style:name="P8" style:family="paragraph" style:parent-style-name="Footer">
      <style:text-properties officeooo:rsid="00233e63" officeooo:paragraph-rsid="00233e63"/>
    </style:style>
    <style:style style:name="T1" style:family="text">
      <style:text-properties officeooo:rsid="001f41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<text:s/>15 <text:s text:c="5"/>USER DEFINED PACKAGES <text:s text:c="2"/></text:p>
      <text:p text:style-name="P1">1.]PACKAGE INPUT:-</text:p>
      <text:p text:style-name="P3">*/<text:span text:style-name="T1">first class</text:span></text:p>
      <text:p text:style-name="P3">package pkg1;</text:p>
      <text:p text:style-name="P2">public class Circle</text:p>
      <text:p text:style-name="P2"><text:s/>{</text:p>
      <text:p text:style-name="P2"><text:s text:c="2"/>public static void display(float r)</text:p>
      <text:p text:style-name="P2"><text:s text:c="3"/>{</text:p>
      <text:p text:style-name="P2"><text:s text:c="4"/>System.out.println("Area of the Circle= "+(3.14*r*r));</text:p>
      <text:p text:style-name="P2"><text:s text:c="4"/>System.out.println("Circumference of the Circle= "+(2*3.14*r));</text:p>
      <text:p text:style-name="P2"><text:s text:c="3"/>}</text:p>
      <text:p text:style-name="P2"><text:s/>}</text:p>
      <text:p text:style-name="P4">*/second class</text:p>
      <text:p text:style-name="P3">package pkg1;</text:p>
      <text:p text:style-name="P4">public class Rectangle</text:p>
      <text:p text:style-name="P4"><text:s/>{</text:p>
      <text:p text:style-name="P4"><text:s text:c="2"/>public void display(int l, int b)</text:p>
      <text:p text:style-name="P4"><text:s text:c="3"/>{</text:p>
      <text:p text:style-name="P4"><text:s text:c="4"/>System.out.println("Area of the Rectangle= "+(l*b));</text:p>
      <text:p text:style-name="P4"><text:s text:c="4"/>System.out.println("Perimeter of the Rectangle= "+(l+b));</text:p>
      <text:p text:style-name="P4"><text:s text:c="4"/>}</text:p>
      <text:p text:style-name="P4"><text:s/>}</text:p>
      <text:p text:style-name="P2"/>
      <text:p text:style-name="P1">2.] PROGRAM</text:p>
      <text:p text:style-name="P1">INPUT:-</text:p>
      <text:p text:style-name="P5">import pkg1.*;</text:p>
      <text:p text:style-name="P5"/>
      <text:p text:style-name="P5">class Main</text:p>
      <text:p text:style-name="P5"><text:s/>{</text:p>
      <text:p text:style-name="P5"><text:s text:c="2"/>public static void main(String []args)</text:p>
      <text:p text:style-name="P5"><text:s text:c="3"/>{</text:p>
      <text:p text:style-name="P5"><text:s text:c="4"/>Circle c1=new Circle();</text:p>
      <text:p text:style-name="P5"><text:s text:c="4"/>Circle c2=new Circle();</text:p>
      <text:p text:style-name="P5"><text:s text:c="4"/>Rectangle r1=new Rectangle();</text:p>
      <text:p text:style-name="P5"><text:s text:c="4"/>Rectangle r2=new Rectangle();</text:p>
      <text:p text:style-name="P5"><text:s text:c="4"/>c1.display(10);</text:p>
      <text:p text:style-name="P5"><text:s text:c="4"/>c2.display(20);</text:p>
      <text:p text:style-name="P5"><text:s text:c="4"/>r1.display(10,20);</text:p>
      <text:p text:style-name="P5"><text:s text:c="4"/>r2.display(20,30);</text:p>
      <text:p text:style-name="P5"><text:s text:c="4"/>}</text:p>
      <text:p text:style-name="P5"><text:s/>}</text:p>
      <text:p text:style-name="P5"/>
      <text:p text:style-name="P1">OUTPUT:-</text:p>
      <text:p text:style-name="P6">student@DWM19:~$ mkdir pkg</text:p>
      <text:p text:style-name="P6">student@DWM19:~$ cd pkg</text:p>
      <text:p text:style-name="P6">student@DWM19:~/pkg$ mkdir pkg1</text:p>
      <text:p text:style-name="P6">student@DWM19:~/pkg$ cd pkg1</text:p>
      <text:p text:style-name="P6">student@DWM19:~/pkg/pkg1$ gedit Circle.java</text:p>
      <text:p text:style-name="P6">student@DWM19:~/pkg/pkg1$ javac Circle.java</text:p>
      <text:p text:style-name="P6">student@DWM19:~/pkg/pkg1$ gedit Rectangle.java</text:p>
      <text:p text:style-name="P6"><text:soft-page-break/>student@DWM19:~/pkg/pkg1$ javac Rectangle.java</text:p>
      <text:p text:style-name="P7">student@DWM19:~/pkg/pkg1$ cd ../</text:p>
      <text:p text:style-name="P7">student@DWM19:~/pkg$ gedit Main.java</text:p>
      <text:p text:style-name="P7">student@DWM19:~/pkg$ javac Main.java</text:p>
      <text:p text:style-name="P7">student@DWM19:~/pkg$ java Main</text:p>
      <text:p text:style-name="P7">Area of the Circle= 314.0</text:p>
      <text:p text:style-name="P7">Circumference of the Circle= 62.800000000000004</text:p>
      <text:p text:style-name="P7">Area of the Circle= 1256.0</text:p>
      <text:p text:style-name="P7">Circumference of the Circle= 125.60000000000001</text:p>
      <text:p text:style-name="P7">Area of the Rectangle= 200</text:p>
      <text:p text:style-name="P7">Perimeter of the Rectangle= 30</text:p>
      <text:p text:style-name="P7">Area of the Rectangle= 600</text:p>
      <text:p text:style-name="P7">Perimeter of the Rectangle= 50</text:p>
      <text:p text:style-name="P7">student@DWM19:~/pkg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33e63" officeooo:paragraph-rsid="00233e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2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1:45:38.858672734</meta:creation-date>
    <dc:date>2015-09-22T12:03:48.694583718</dc:date>
    <meta:editing-duration>PT16M28S</meta:editing-duration>
    <meta:editing-cycles>7</meta:editing-cycles>
    <meta:generator>LibreOffice/4.2.3.3$Linux_x86 LibreOffice_project/420m0$Build-3</meta:generator>
    <meta:document-statistic meta:table-count="0" meta:image-count="0" meta:object-count="0" meta:page-count="2" meta:paragraph-count="62" meta:word-count="174" meta:character-count="1545" meta:non-whitespace-character-count="1323"/>
  </office:meta>
</office:document-meta>
</file>